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86mm"/>
    </style:style>
    <style:style style:name="co2" style:family="table-column">
      <style:table-column-properties fo:break-before="auto" style:column-width="66.71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5.9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99pt groove #000000" style:vertical-align="middle"/>
      <style:paragraph-properties fo:text-align="center"/>
    </style:style>
    <style:style style:name="ce3" style:family="table-cell" style:parent-style-name="Default">
      <style:table-cell-properties fo:background-color="#000000" style:text-align-source="fix" style:repeat-content="false" fo:wrap-option="wrap" fo:border="0.99pt groove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fo:border="0.99pt groove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99pt groove #000000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style:text-align-source="fix" style:repeat-content="false" fo:wrap-option="wrap" fo:border="0.99pt groove #000000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value-type" style:repeat-content="false" fo:wrap-option="wrap" style:vertical-align="top"/>
      <style:paragraph-properties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60.02mm" svg:height="90mm" svg:x="319.79mm" svg:y="4.54mm">
            <loext:p draw:notify-on-update-of-ranges="Feuille1.C3:Feuille1.F3 Feuille1.B4:Feuille1.B4 Feuille1.C4:Feuille1.F4 Feuille1.B5:Feuille1.B5 Feuille1.C5:Feuille1.F5 Feuille1.B6:Feuille1.B6 Feuille1.C6:Feuille1.F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02mm" svg:height="90mm" svg:x="318.41mm" svg:y="144.87mm">
            <loext:p draw:notify-on-update-of-ranges="Feuille1.C34:Feuille1.F34 Feuille1.B35:Feuille1.B35 Feuille1.C35:Feuille1.F35 Feuille1.B36:Feuille1.B36 Feuille1.C36:Feuille1.F36 Feuille1.B37:Feuille1.B37 Feuille1.C37:Feuille1.F3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0.03mm" svg:height="89.84mm" svg:x="320.06mm" svg:y="289.21mm">
            <loext:p draw:notify-on-update-of-ranges="Feuille1.B66:Feuille1.B66 Feuille1.C66:Feuille1.F66 Feuille1.B67:Feuille1.B67 Feuille1.C67:Feuille1.F67 Feuille1.B68:Feuille1.B68 Feuille1.C68:Feuille1.F68 Feuille1.B69:Feuille1.B69 Feuille1.C69:Feuille1.F6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60.02mm" svg:height="90.11mm" svg:x="319.79mm" svg:y="402.71mm">
            <loext:p draw:notify-on-update-of-ranges="Feuille1.B91:Feuille1.B91 Feuille1.C91:Feuille1.F91 Feuille1.B92:Feuille1.B92 Feuille1.C92:Feuille1.F92 Feuille1.B93:Feuille1.B93 Feuille1.C93:Feuille1.F9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Requête simple avec le minimum de clé étrangère (uniquement user+job_type)</text:p>
          </table:table-cell>
          <table:covered-table-cell table:number-columns-repeated="4"/>
          <table:table-cell/>
          <table:table-cell table:style-name="ce7" office:value-type="string" calcext:value-type="string" table:number-columns-spanned="3" table:number-rows-spanned="18">
            <text:p>Détails des tests :</text:p>
            <text:p>Taille de la donnée répété:</text:p>
            <text:p>Taille de la BDD : </text:p>
            <text:p>       -10K → 12MB</text:p>
            <text:p>       -100K → 42MB</text:p>
            <text:p>       -1M → 333MB</text:p>
            <text:p>       -10M →3188 MB</text:p>
            <text:p>Temps d’affichage de la requête vide : </text:p>
            <text:p>       -00.000030 secondes</text:p>
            <text:p>Requête pour connaître la taille de la DB :</text:p>
            <text:p>        -SELECT pg_size_pretty(pg_database_size('QuChemPedIADB'))</text:p>
            <text:p>Valeur de test prises au hasard :</text:p>
            <text:p>id_log : 13000</text:p>
            <text:p>homo_alpha_energy : -4.7796797840325</text:p>
            <text:p>InChi : InChI=1S/CH2Cl2/c2-1-3/h1H2</text:p>
          </table:table-cell>
          <table:covered-table-cell table:number-columns-repeated="2"/>
        </table:table-row>
        <table:table-row table:style-name="ro1">
          <table:table-cell/>
          <table:table-cell table:style-name="ce3"/>
          <table:table-cell table:style-name="ce4" office:value-type="string" calcext:value-type="string">
            <text:p>10 K</text:p>
          </table:table-cell>
          <table:table-cell table:style-name="ce4" office:value-type="string" calcext:value-type="string">
            <text:p>100K </text:p>
          </table:table-cell>
          <table:table-cell table:style-name="ce4" office:value-type="string" calcext:value-type="string">
            <text:p>1 M</text:p>
          </table:table-cell>
          <table:table-cell table:style-name="ce4" office:value-type="string" calcext:value-type="string">
            <text:p>10 M</text:p>
          </table:table-cell>
          <table:table-cell/>
          <table:covered-table-cell table:style-name="ce8"/>
          <table:covered-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durée de la requête sur le champ ID</text:p>
          </table:table-cell>
          <table:table-cell table:style-name="ce4" office:value-type="float" office:value="0.008127" calcext:value-type="float">
            <text:p>0,008127</text:p>
          </table:table-cell>
          <table:table-cell table:style-name="ce4" office:value-type="float" office:value="0.008568" calcext:value-type="float">
            <text:p>0,008568</text:p>
          </table:table-cell>
          <table:table-cell table:style-name="ce4" office:value-type="float" office:value="0.009121" calcext:value-type="float">
            <text:p>0,009121</text:p>
          </table:table-cell>
          <table:table-cell table:style-name="ce4" office:value-type="float" office:value="0.008105" calcext:value-type="float">
            <text:p>0,008105</text:p>
          </table:table-cell>
          <table:table-cell/>
          <table:covered-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durée de la requête sur le champ HOMO</text:p>
          </table:table-cell>
          <table:table-cell table:style-name="ce6" office:value-type="float" office:value="0.012667" calcext:value-type="float">
            <text:p>0,012667</text:p>
          </table:table-cell>
          <table:table-cell table:style-name="ce4" office:value-type="float" office:value="0.054416" calcext:value-type="float">
            <text:p>0,054416</text:p>
          </table:table-cell>
          <table:table-cell table:style-name="ce4" office:value-type="float" office:value="0.35001" calcext:value-type="float">
            <text:p>0,35001</text:p>
          </table:table-cell>
          <table:table-cell table:style-name="ce4" office:value-type="float" office:value="3.513328" calcext:value-type="float">
            <text:p>3,513328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urée de la requête sur le champ InChi</text:p>
          </table:table-cell>
          <table:table-cell table:style-name="ce4" office:value-type="float" office:value="0.024002" calcext:value-type="float">
            <text:p>0,024002</text:p>
          </table:table-cell>
          <table:table-cell table:style-name="ce4" office:value-type="float" office:value="0.18193" calcext:value-type="float">
            <text:p>0,18193</text:p>
          </table:table-cell>
          <table:table-cell table:style-name="ce4" office:value-type="float" office:value="1.734773" calcext:value-type="float">
            <text:p>1,734773</text:p>
          </table:table-cell>
          <table:table-cell table:style-name="ce4" office:value-type="float" office:value="22.644581" calcext:value-type="float">
            <text:p>22,644581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ifférence ID</text:p>
          </table:table-cell>
          <table:table-cell table:style-name="ce4" table:formula="of:=[.C4]-[.C4]" office:value-type="float" office:value="0" calcext:value-type="float">
            <text:p>0</text:p>
          </table:table-cell>
          <table:table-cell table:style-name="ce4" table:formula="of:=[.D4]-[.C4]" office:value-type="float" office:value="0.000441" calcext:value-type="float">
            <text:p>0,000441</text:p>
          </table:table-cell>
          <table:table-cell table:style-name="ce4" table:formula="of:=[.E4]-[.D4]" office:value-type="float" office:value="0.000553" calcext:value-type="float">
            <text:p>0,000553</text:p>
          </table:table-cell>
          <table:table-cell table:style-name="ce4" table:formula="of:=[.F4]-[.E4]" office:value-type="float" office:value="-0.001016" calcext:value-type="float">
            <text:p>-0,001016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ifférence HOMO</text:p>
          </table:table-cell>
          <table:table-cell table:style-name="ce4" table:formula="of:=[.C5]-[.C5]" office:value-type="float" office:value="0" calcext:value-type="float">
            <text:p>0</text:p>
          </table:table-cell>
          <table:table-cell table:style-name="ce4" table:formula="of:=[.D5]-[.C5]" office:value-type="float" office:value="0.041749" calcext:value-type="float">
            <text:p>0,041749</text:p>
          </table:table-cell>
          <table:table-cell table:style-name="ce4" table:formula="of:=[.E5]-[.D5]" office:value-type="float" office:value="0.295594" calcext:value-type="float">
            <text:p>0,295594</text:p>
          </table:table-cell>
          <table:table-cell table:style-name="ce4" table:formula="of:=[.F5]-[.E5]" office:value-type="float" office:value="3.163318" calcext:value-type="float">
            <text:p>3,163318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ifférence InChi</text:p>
          </table:table-cell>
          <table:table-cell table:style-name="ce4" table:formula="of:=[.C6]-[.C6]" office:value-type="float" office:value="0" calcext:value-type="float">
            <text:p>0</text:p>
          </table:table-cell>
          <table:table-cell table:style-name="ce4" table:formula="of:=[.D6]-[.C6]" office:value-type="float" office:value="0.157928" calcext:value-type="float">
            <text:p>0,157928</text:p>
          </table:table-cell>
          <table:table-cell table:style-name="ce4" table:formula="of:=[.E6]-[.D6]" office:value-type="float" office:value="1.552843" calcext:value-type="float">
            <text:p>1,552843</text:p>
          </table:table-cell>
          <table:table-cell table:style-name="ce4" table:formula="of:=[.F6]-[.E6]" office:value-type="float" office:value="20.909808" calcext:value-type="float">
            <text:p>20,909808</text:p>
          </table:table-cell>
          <table:table-cell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Requête stricte simple avec le minimum de clé étrangère (uniquement user+job_type) sur CID 132992890 homo : 1000</text:p>
          </table:table-cell>
          <table:covered-table-cell table:number-columns-repeated="4"/>
          <table:table-cell/>
          <table:table-cell table:style-name="ce7" office:value-type="string" calcext:value-type="string" table:number-columns-spanned="3" table:number-rows-spanned="18">
            <text:p>Détails des tests :</text:p>
            <text:p>Taille de la donnée répété:</text:p>
            <text:p>Taille de la BDD : </text:p>
            <text:p>       -10K → 12MB</text:p>
            <text:p>       -100K → 42MB</text:p>
            <text:p>       -1M → 333MB</text:p>
            <text:p>       -10M →3188 MB</text:p>
            <text:p>Temps d’affichage de la requête vide : </text:p>
            <text:p>       -0.000030 secondes</text:p>
            <text:p/>
          </table:table-cell>
          <table:covered-table-cell table:number-columns-repeated="2"/>
        </table:table-row>
        <table:table-row table:style-name="ro1">
          <table:table-cell/>
          <table:table-cell table:style-name="ce3"/>
          <table:table-cell table:style-name="ce4" office:value-type="string" calcext:value-type="string">
            <text:p>10 K</text:p>
          </table:table-cell>
          <table:table-cell table:style-name="ce4" office:value-type="string" calcext:value-type="string">
            <text:p>100K </text:p>
          </table:table-cell>
          <table:table-cell table:style-name="ce4" office:value-type="string" calcext:value-type="string">
            <text:p>1 M</text:p>
          </table:table-cell>
          <table:table-cell table:style-name="ce4" office:value-type="string" calcext:value-type="string">
            <text:p>10 M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urée de la requête sur le champ ID</text:p>
          </table:table-cell>
          <table:table-cell table:style-name="ce4" office:value-type="float" office:value="0.008127" calcext:value-type="float">
            <text:p>0,008127</text:p>
          </table:table-cell>
          <table:table-cell table:style-name="ce4" office:value-type="float" office:value="0.008568" calcext:value-type="float">
            <text:p>0,008568</text:p>
          </table:table-cell>
          <table:table-cell table:style-name="ce4" office:value-type="float" office:value="0.009121" calcext:value-type="float">
            <text:p>0,009121</text:p>
          </table:table-cell>
          <table:table-cell table:style-name="ce4" office:value-type="float" office:value="0.009736" calcext:value-type="float">
            <text:p>0,009736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urée de la requête sur le champ HOMO</text:p>
          </table:table-cell>
          <table:table-cell table:style-name="ce6" office:value-type="float" office:value="0.012667" calcext:value-type="float">
            <text:p>0,012667</text:p>
          </table:table-cell>
          <table:table-cell table:style-name="ce4" office:value-type="float" office:value="0.054416" calcext:value-type="float">
            <text:p>0,054416</text:p>
          </table:table-cell>
          <table:table-cell table:style-name="ce4" office:value-type="float" office:value="0.05001" calcext:value-type="float">
            <text:p>0,05001</text:p>
          </table:table-cell>
          <table:table-cell table:style-name="ce4" office:value-type="float" office:value="0.255317" calcext:value-type="float">
            <text:p>0,255317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urée de la requête sur le champ InChi</text:p>
          </table:table-cell>
          <table:table-cell table:style-name="ce4" office:value-type="float" office:value="0.008068" calcext:value-type="float">
            <text:p>0,008068</text:p>
          </table:table-cell>
          <table:table-cell table:style-name="ce4" office:value-type="float" office:value="0.025025" calcext:value-type="float">
            <text:p>0,025025</text:p>
          </table:table-cell>
          <table:table-cell table:style-name="ce4" office:value-type="float" office:value="0.79313" calcext:value-type="float">
            <text:p>0,79313</text:p>
          </table:table-cell>
          <table:table-cell table:style-name="ce4" office:value-type="float" office:value="1.792465" calcext:value-type="float">
            <text:p>1,792465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ifférence ID</text:p>
          </table:table-cell>
          <table:table-cell table:style-name="ce4" table:formula="of:=[.C35]-[.C35]" office:value-type="float" office:value="0" calcext:value-type="float">
            <text:p>0</text:p>
          </table:table-cell>
          <table:table-cell table:style-name="ce4" table:formula="of:=[.D35]-[.C35]" office:value-type="float" office:value="0.000441" calcext:value-type="float">
            <text:p>0,000441</text:p>
          </table:table-cell>
          <table:table-cell table:style-name="ce4" table:formula="of:=[.E35]-[.D35]" office:value-type="float" office:value="0.000553" calcext:value-type="float">
            <text:p>0,000553</text:p>
          </table:table-cell>
          <table:table-cell table:style-name="ce4" table:formula="of:=[.F35]-[.E35]" office:value-type="float" office:value="0.000615000000000001" calcext:value-type="float">
            <text:p>0,000615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ifférence HOMO</text:p>
          </table:table-cell>
          <table:table-cell table:style-name="ce4" table:formula="of:=[.C36]-[.C36]" office:value-type="float" office:value="0" calcext:value-type="float">
            <text:p>0</text:p>
          </table:table-cell>
          <table:table-cell table:style-name="ce4" table:formula="of:=[.D36]-[.C36]" office:value-type="float" office:value="0.041749" calcext:value-type="float">
            <text:p>0,041749</text:p>
          </table:table-cell>
          <table:table-cell table:style-name="ce4" table:formula="of:=[.E36]-[.D36]" office:value-type="float" office:value="-0.00440599999999999" calcext:value-type="float">
            <text:p>-0,004406</text:p>
          </table:table-cell>
          <table:table-cell table:style-name="ce4" table:formula="of:=[.F36]-[.E36]" office:value-type="float" office:value="0.205307" calcext:value-type="float">
            <text:p>0,205307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ifférence InChi</text:p>
          </table:table-cell>
          <table:table-cell table:style-name="ce4" table:formula="of:=[.C37]-[.C37]" office:value-type="float" office:value="0" calcext:value-type="float">
            <text:p>0</text:p>
          </table:table-cell>
          <table:table-cell table:style-name="ce4" table:formula="of:=[.D37]-[.C37]" office:value-type="float" office:value="0.016957" calcext:value-type="float">
            <text:p>0,016957</text:p>
          </table:table-cell>
          <table:table-cell table:style-name="ce4" table:formula="of:=[.E37]-[.D37]" office:value-type="float" office:value="0.768105" calcext:value-type="float">
            <text:p>0,768105</text:p>
          </table:table-cell>
          <table:table-cell table:style-name="ce4" table:formula="of:=[.F37]-[.E37]" office:value-type="float" office:value="0.999335" calcext:value-type="float">
            <text:p>0,999335</text:p>
          </table:table-cell>
          <table:table-cell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 table:number-rows-repeated="14"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Requête stricte simple avec le maximum de clé étrangère sur CID 132992890 (homo : 1000)</text:p>
          </table:table-cell>
          <table:covered-table-cell table:number-columns-repeated="4"/>
          <table:table-cell/>
          <table:table-cell table:style-name="ce7" office:value-type="string" calcext:value-type="string" table:number-columns-spanned="3" table:number-rows-spanned="18">
            <text:p>Détails des tests :</text:p>
            <text:p>Taille de la donnée répété:</text:p>
            <text:p>Taille de la BDD : </text:p>
            <text:p>       -10K → 13MB</text:p>
            <text:p>       -100K → 51MB</text:p>
            <text:p>       -1M → 406MB</text:p>
            <text:p>       -10M →4282 MB</text:p>
            <text:p>Temps d’affichage de la requête vide : </text:p>
            <text:p>       -0,000030 secondes</text:p>
            <text:p/>
          </table:table-cell>
          <table:covered-table-cell table:number-columns-repeated="2"/>
        </table:table-row>
        <table:table-row table:style-name="ro1">
          <table:table-cell/>
          <table:table-cell table:style-name="ce3"/>
          <table:table-cell table:style-name="ce4" office:value-type="string" calcext:value-type="string">
            <text:p>10 K</text:p>
          </table:table-cell>
          <table:table-cell table:style-name="ce4" office:value-type="string" calcext:value-type="string">
            <text:p>100K </text:p>
          </table:table-cell>
          <table:table-cell table:style-name="ce4" office:value-type="string" calcext:value-type="string">
            <text:p>1 M</text:p>
          </table:table-cell>
          <table:table-cell table:style-name="ce4" office:value-type="string" calcext:value-type="string">
            <text:p>10 M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urée de la requête sur le champ ID</text:p>
          </table:table-cell>
          <table:table-cell table:style-name="ce4" office:value-type="float" office:value="0.006943" calcext:value-type="float">
            <text:p>0,006943</text:p>
          </table:table-cell>
          <table:table-cell table:style-name="ce4" office:value-type="float" office:value="0.008471" calcext:value-type="float">
            <text:p>0,008471</text:p>
          </table:table-cell>
          <table:table-cell table:style-name="ce4" office:value-type="float" office:value="0.008804" calcext:value-type="float">
            <text:p>0,008804</text:p>
          </table:table-cell>
          <table:table-cell table:style-name="ce4" office:value-type="float" office:value="0.023269" calcext:value-type="float">
            <text:p>0,023269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urée de la requête sur le champ HOMO</text:p>
          </table:table-cell>
          <table:table-cell table:style-name="ce6" office:value-type="float" office:value="0.011359" calcext:value-type="float">
            <text:p>0,011359</text:p>
          </table:table-cell>
          <table:table-cell table:style-name="ce4" office:value-type="float" office:value="0.034581" calcext:value-type="float">
            <text:p>0,034581</text:p>
          </table:table-cell>
          <table:table-cell table:style-name="ce4" office:value-type="float" office:value="0.255728" calcext:value-type="float">
            <text:p>0,255728</text:p>
          </table:table-cell>
          <table:table-cell table:style-name="ce4" office:value-type="float" office:value="2.372995" calcext:value-type="float">
            <text:p>2,372995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urée de la requête sur le champ InChi</text:p>
          </table:table-cell>
          <table:table-cell table:style-name="ce4" office:value-type="float" office:value="0.009934" calcext:value-type="float">
            <text:p>0,009934</text:p>
          </table:table-cell>
          <table:table-cell table:style-name="ce4" office:value-type="float" office:value="0.027374" calcext:value-type="float">
            <text:p>0,027374</text:p>
          </table:table-cell>
          <table:table-cell table:style-name="ce4" office:value-type="float" office:value="0.18468" calcext:value-type="float">
            <text:p>0,18468</text:p>
          </table:table-cell>
          <table:table-cell table:style-name="ce4" office:value-type="float" office:value="7.57908" calcext:value-type="float">
            <text:p>7,57908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ifférence ID</text:p>
          </table:table-cell>
          <table:table-cell table:style-name="ce4" table:formula="of:=[.C67]-[.C67]" office:value-type="float" office:value="0" calcext:value-type="float">
            <text:p>0</text:p>
          </table:table-cell>
          <table:table-cell table:style-name="ce4" table:formula="of:=[.D67]-[.C67]" office:value-type="float" office:value="0.001528" calcext:value-type="float">
            <text:p>0,001528</text:p>
          </table:table-cell>
          <table:table-cell table:style-name="ce4" table:formula="of:=[.E67]-[.D67]" office:value-type="float" office:value="0.000333" calcext:value-type="float">
            <text:p>0,000333</text:p>
          </table:table-cell>
          <table:table-cell table:style-name="ce4" table:formula="of:=[.F67]-[.E67]" office:value-type="float" office:value="0.014465" calcext:value-type="float">
            <text:p>0,014465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ifférence HOMO</text:p>
          </table:table-cell>
          <table:table-cell table:style-name="ce4" table:formula="of:=[.C68]-[.C68]" office:value-type="float" office:value="0" calcext:value-type="float">
            <text:p>0</text:p>
          </table:table-cell>
          <table:table-cell table:style-name="ce4" table:formula="of:=[.D68]-[.C68]" office:value-type="float" office:value="0.023222" calcext:value-type="float">
            <text:p>0,023222</text:p>
          </table:table-cell>
          <table:table-cell table:style-name="ce4" table:formula="of:=[.E68]-[.D68]" office:value-type="float" office:value="0.221147" calcext:value-type="float">
            <text:p>0,221147</text:p>
          </table:table-cell>
          <table:table-cell table:style-name="ce4" table:formula="of:=[.F68]-[.E68]" office:value-type="float" office:value="2.117267" calcext:value-type="float">
            <text:p>2,117267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ifférence InChi</text:p>
          </table:table-cell>
          <table:table-cell table:style-name="ce4" table:formula="of:=[.C69]-[.C69]" office:value-type="float" office:value="0" calcext:value-type="float">
            <text:p>0</text:p>
          </table:table-cell>
          <table:table-cell table:style-name="ce4" table:formula="of:=[.D69]-[.C69]" office:value-type="float" office:value="0.01744" calcext:value-type="float">
            <text:p>0,01744</text:p>
          </table:table-cell>
          <table:table-cell table:style-name="ce4" table:formula="of:=[.E69]-[.D69]" office:value-type="float" office:value="0.157306" calcext:value-type="float">
            <text:p>0,157306</text:p>
          </table:table-cell>
          <table:table-cell table:style-name="ce4" table:formula="of:=[.F69]-[.E69]" office:value-type="float" office:value="7.3944" calcext:value-type="float">
            <text:p>7,3944</text:p>
          </table:table-cell>
          <table:table-cell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 table:number-rows-repeated="8"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nombre de ligne</text:p>
          </table:table-cell>
          <table:table-cell table:style-name="ce4" office:value-type="string" calcext:value-type="string">
            <text:p>10 K</text:p>
          </table:table-cell>
          <table:table-cell table:style-name="ce4" office:value-type="string" calcext:value-type="string">
            <text:p>100K </text:p>
          </table:table-cell>
          <table:table-cell table:style-name="ce4" office:value-type="string" calcext:value-type="string">
            <text:p>1M</text:p>
          </table:table-cell>
          <table:table-cell table:style-name="ce4" office:value-type="string" calcext:value-type="string">
            <text:p>10 M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taille avec 2 clé étrangère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33" calcext:value-type="float">
            <text:p>333</text:p>
          </table:table-cell>
          <table:table-cell table:style-name="ce4" office:value-type="float" office:value="3188" calcext:value-type="float">
            <text:p>3188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taille avec 5 clé étrangère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406" calcext:value-type="float">
            <text:p>406</text:p>
          </table:table-cell>
          <table:table-cell table:style-name="ce4" office:value-type="float" office:value="4282" calcext:value-type="float">
            <text:p>428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00/00/0000</text:date>, <text:time style:data-style-name="N2" text:time-value="09:07:27.3771952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5:00:39.647820342</meta:creation-date>
    <meta:generator>LibreOffice/5.1.6.2$Linux_X86_64 LibreOffice_project/10m0$Build-2</meta:generator>
    <dc:date>2018-04-30T09:49:23.548698899</dc:date>
    <meta:editing-duration>PT8H27M32S</meta:editing-duration>
    <meta:editing-cycles>19</meta:editing-cycles>
    <meta:document-statistic meta:table-count="1" meta:cell-count="12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9.001cm" xlink:href=".." xlink:type="simple" chart:class="chart:line" chart:style-name="ch1">
        <chart:title svg:x="3.049cm" svg:y="0.316cm" chart:style-name="ch2">
          <text:p>requête simple avec le minimum de clé étrangère</text:p>
        </chart:title>
        <chart:legend chart:legend-position="end" svg:x="10.77cm" svg:y="3.107cm" style:legend-expansion="high" chart:style-name="ch3"/>
        <chart:plot-area chart:style-name="ch4" table:cell-range-address="Feuille1.B3:Feuille1.F6" chart:data-source-has-labels="both" svg:x="1.331cm" svg:y="1.275cm" svg:width="9.119cm" svg:height="6.565cm">
          <chartooo:coordinate-region svg:x="1.952cm" svg:y="1.474cm" svg:width="8.113cm" svg:height="5.719cm"/>
          <chart:axis chart:dimension="x" chart:name="primary-x" chart:style-name="ch5" chartooo:axis-type="auto">
            <chartooo:date-scale/>
            <chart:title svg:x="4.047cm" svg:y="8.02cm" chart:style-name="ch6">
              <text:p>nombre de ligne en BDD</text:p>
            </chart:title>
            <chart:categories table:cell-range-address="Feuille1.C3:Feuille1.F3"/>
          </chart:axis>
          <chart:axis chart:dimension="y" chart:name="primary-y" chart:style-name="ch5">
            <chart:title svg:x="0.451cm" svg:y="5.739cm" chart:style-name="ch7">
              <text:p>type de requête</text:p>
            </chart:title>
            <chart:grid chart:style-name="ch8" chart:class="major"/>
          </chart:axis>
          <chart:series chart:style-name="ch9" chart:values-cell-range-address="Feuille1.C4:Feuille1.F4" chart:label-cell-address="Feuille1.B4:Feuille1.B4" chart:class="chart:line">
            <chart:data-point chart:repeated="4"/>
          </chart:series>
          <chart:series chart:style-name="ch10" chart:values-cell-range-address="Feuille1.C5:Feuille1.F5" chart:label-cell-address="Feuille1.B5:Feuille1.B5" chart:class="chart:line">
            <chart:data-point chart:repeated="4"/>
          </chart:series>
          <chart:series chart:style-name="ch11" chart:values-cell-range-address="Feuille1.C6:Feuille1.F6" chart:label-cell-address="Feuille1.B6:Feuille1.B6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K</text:p>
                <draw:g>
                  <svg:desc>Feuille1.C3:Feuille1.F3</svg:desc>
                </draw:g>
              </table:table-cell>
              <table:table-cell office:value-type="string">
                <text:p>100K </text:p>
              </table:table-cell>
              <table:table-cell office:value-type="string">
                <text:p>1 M</text:p>
              </table:table-cell>
              <table:table-cell office:value-type="string">
                <text:p>10 M</text:p>
              </table:table-cell>
            </table:table-row>
          </table:table-header-rows>
          <table:table-rows>
            <table:table-row>
              <table:table-cell office:value-type="string">
                <text:p>durée de la requête sur le champ ID</text:p>
                <draw:g>
                  <svg:desc>Feuille1.B4:Feuille1.B4</svg:desc>
                </draw:g>
              </table:table-cell>
              <table:table-cell office:value-type="float" office:value="0.008127">
                <text:p>0.008127</text:p>
                <draw:g>
                  <svg:desc>Feuille1.C4:Feuille1.F4</svg:desc>
                </draw:g>
              </table:table-cell>
              <table:table-cell office:value-type="float" office:value="0.008568">
                <text:p>0.008568</text:p>
              </table:table-cell>
              <table:table-cell office:value-type="float" office:value="0.009121">
                <text:p>0.009121</text:p>
              </table:table-cell>
              <table:table-cell office:value-type="float" office:value="0.008105">
                <text:p>0.008105</text:p>
              </table:table-cell>
            </table:table-row>
            <table:table-row>
              <table:table-cell office:value-type="string">
                <text:p>durée de la requête sur le champ HOMO</text:p>
                <draw:g>
                  <svg:desc>Feuille1.B5:Feuille1.B5</svg:desc>
                </draw:g>
              </table:table-cell>
              <table:table-cell office:value-type="float" office:value="0.012667">
                <text:p>0.012667</text:p>
                <draw:g>
                  <svg:desc>Feuille1.C5:Feuille1.F5</svg:desc>
                </draw:g>
              </table:table-cell>
              <table:table-cell office:value-type="float" office:value="0.054416">
                <text:p>0.054416</text:p>
              </table:table-cell>
              <table:table-cell office:value-type="float" office:value="0.35001">
                <text:p>0.35001</text:p>
              </table:table-cell>
              <table:table-cell office:value-type="float" office:value="3.513328">
                <text:p>3.513328</text:p>
              </table:table-cell>
            </table:table-row>
            <table:table-row>
              <table:table-cell office:value-type="string">
                <text:p>durée de la requête sur le champ InChi</text:p>
                <draw:g>
                  <svg:desc>Feuille1.B6:Feuille1.B6</svg:desc>
                </draw:g>
              </table:table-cell>
              <table:table-cell office:value-type="float" office:value="0.024002">
                <text:p>0.024002</text:p>
                <draw:g>
                  <svg:desc>Feuille1.C6:Feuille1.F6</svg:desc>
                </draw:g>
              </table:table-cell>
              <table:table-cell office:value-type="float" office:value="0.18193">
                <text:p>0.18193</text:p>
              </table:table-cell>
              <table:table-cell office:value-type="float" office:value="1.734773">
                <text:p>1.734773</text:p>
              </table:table-cell>
              <table:table-cell office:value-type="float" office:value="22.644581">
                <text:p>22.6445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1cm" xlink:href=".." xlink:type="simple" chart:class="chart:line" chart:style-name="ch1">
        <chart:title svg:x="3.803cm" svg:y="0.316cm" chart:style-name="ch2">
          <text:p>requête simple sur une donnée spécifique</text:p>
        </chart:title>
        <chart:legend chart:legend-position="end" svg:x="10.77cm" svg:y="3.107cm" style:legend-expansion="high" chart:style-name="ch3"/>
        <chart:plot-area chart:style-name="ch4" table:cell-range-address="Feuille1.B34:Feuille1.F37" chart:data-source-has-labels="both" svg:x="0.32cm" svg:y="1.275cm" svg:width="10.13cm" svg:height="7.546cm">
          <chartooo:coordinate-region svg:x="1.047cm" svg:y="1.474cm" svg:width="9.018cm" svg:height="6.7cm"/>
          <chart:axis chart:dimension="x" chart:name="primary-x" chart:style-name="ch5" chartooo:axis-type="auto">
            <chartooo:date-scale/>
            <chart:categories table:cell-range-address="Feuille1.C34:Feuille1.F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C35:Feuille1.F35" chart:label-cell-address="Feuille1.B35:Feuille1.B35" chart:class="chart:line">
            <chart:data-point chart:repeated="4"/>
          </chart:series>
          <chart:series chart:style-name="ch8" chart:values-cell-range-address="Feuille1.C36:Feuille1.F36" chart:label-cell-address="Feuille1.B36:Feuille1.B36" chart:class="chart:line">
            <chart:data-point chart:repeated="4"/>
          </chart:series>
          <chart:series chart:style-name="ch9" chart:values-cell-range-address="Feuille1.C37:Feuille1.F37" chart:label-cell-address="Feuille1.B37:Feuille1.B37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K</text:p>
                <draw:g>
                  <svg:desc>Feuille1.C34:Feuille1.F34</svg:desc>
                </draw:g>
              </table:table-cell>
              <table:table-cell office:value-type="string">
                <text:p>100K </text:p>
              </table:table-cell>
              <table:table-cell office:value-type="string">
                <text:p>1 M</text:p>
              </table:table-cell>
              <table:table-cell office:value-type="string">
                <text:p>10 M</text:p>
              </table:table-cell>
            </table:table-row>
          </table:table-header-rows>
          <table:table-rows>
            <table:table-row>
              <table:table-cell office:value-type="string">
                <text:p>durée de la requête sur le champ ID</text:p>
                <draw:g>
                  <svg:desc>Feuille1.B35:Feuille1.B35</svg:desc>
                </draw:g>
              </table:table-cell>
              <table:table-cell office:value-type="float" office:value="0.008127">
                <text:p>0.008127</text:p>
                <draw:g>
                  <svg:desc>Feuille1.C35:Feuille1.F35</svg:desc>
                </draw:g>
              </table:table-cell>
              <table:table-cell office:value-type="float" office:value="0.008568">
                <text:p>0.008568</text:p>
              </table:table-cell>
              <table:table-cell office:value-type="float" office:value="0.009121">
                <text:p>0.009121</text:p>
              </table:table-cell>
              <table:table-cell office:value-type="float" office:value="0.009736">
                <text:p>0.009736</text:p>
              </table:table-cell>
            </table:table-row>
            <table:table-row>
              <table:table-cell office:value-type="string">
                <text:p>durée de la requête sur le champ HOMO</text:p>
                <draw:g>
                  <svg:desc>Feuille1.B36:Feuille1.B36</svg:desc>
                </draw:g>
              </table:table-cell>
              <table:table-cell office:value-type="float" office:value="0.012667">
                <text:p>0.012667</text:p>
                <draw:g>
                  <svg:desc>Feuille1.C36:Feuille1.F36</svg:desc>
                </draw:g>
              </table:table-cell>
              <table:table-cell office:value-type="float" office:value="0.054416">
                <text:p>0.054416</text:p>
              </table:table-cell>
              <table:table-cell office:value-type="float" office:value="0.05001">
                <text:p>0.05001</text:p>
              </table:table-cell>
              <table:table-cell office:value-type="float" office:value="0.255317">
                <text:p>0.255317</text:p>
              </table:table-cell>
            </table:table-row>
            <table:table-row>
              <table:table-cell office:value-type="string">
                <text:p>durée de la requête sur le champ InChi</text:p>
                <draw:g>
                  <svg:desc>Feuille1.B37:Feuille1.B37</svg:desc>
                </draw:g>
              </table:table-cell>
              <table:table-cell office:value-type="float" office:value="0.008068">
                <text:p>0.008068</text:p>
                <draw:g>
                  <svg:desc>Feuille1.C37:Feuille1.F37</svg:desc>
                </draw:g>
              </table:table-cell>
              <table:table-cell office:value-type="float" office:value="0.025025">
                <text:p>0.025025</text:p>
              </table:table-cell>
              <table:table-cell office:value-type="float" office:value="0.79313">
                <text:p>0.79313</text:p>
              </table:table-cell>
              <table:table-cell office:value-type="float" office:value="1.792465">
                <text:p>1.7924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4cm" svg:height="8.985cm" xlink:href=".." xlink:type="simple" chart:class="chart:line" chart:style-name="ch1">
        <chart:title svg:x="2.217cm" svg:y="0.315cm" chart:style-name="ch2">
          <text:p>Requête stricte simple avec le maximum de clé étrangère</text:p>
        </chart:title>
        <chart:legend chart:legend-position="end" svg:x="10.771cm" svg:y="3.099cm" style:legend-expansion="high" chart:style-name="ch3"/>
        <chart:plot-area chart:style-name="ch4" table:cell-range-address="Feuille1.B66:Feuille1.F69" chart:data-source-has-labels="both" svg:x="1.331cm" svg:y="1.273cm" svg:width="9.12cm" svg:height="6.552cm">
          <chartooo:coordinate-region svg:x="1.767cm" svg:y="1.472cm" svg:width="8.299cm" svg:height="5.706cm"/>
          <chart:axis chart:dimension="x" chart:name="primary-x" chart:style-name="ch5" chartooo:axis-type="auto">
            <chartooo:date-scale/>
            <chart:title svg:x="4.048cm" svg:y="8.004cm" chart:style-name="ch6">
              <text:p>nombre de ligne en BDD</text:p>
            </chart:title>
            <chart:categories table:cell-range-address="Feuille1.C66:Feuille1.F66"/>
          </chart:axis>
          <chart:axis chart:dimension="y" chart:name="primary-y" chart:style-name="ch5">
            <chart:title svg:x="0.451cm" svg:y="5.903cm" chart:style-name="ch7">
              <text:p>temps d'exécution</text:p>
            </chart:title>
            <chart:grid chart:style-name="ch8" chart:class="major"/>
          </chart:axis>
          <chart:series chart:style-name="ch9" chart:values-cell-range-address="Feuille1.C67:Feuille1.F67" chart:label-cell-address="Feuille1.B67:Feuille1.B67" chart:class="chart:line">
            <chart:data-point chart:repeated="4"/>
          </chart:series>
          <chart:series chart:style-name="ch10" chart:values-cell-range-address="Feuille1.C68:Feuille1.F68" chart:label-cell-address="Feuille1.B68:Feuille1.B68" chart:class="chart:line">
            <chart:data-point chart:repeated="4"/>
          </chart:series>
          <chart:series chart:style-name="ch11" chart:values-cell-range-address="Feuille1.C69:Feuille1.F69" chart:label-cell-address="Feuille1.B69:Feuille1.B69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K</text:p>
                <draw:g>
                  <svg:desc>Feuille1.C66:Feuille1.F66</svg:desc>
                </draw:g>
              </table:table-cell>
              <table:table-cell office:value-type="string">
                <text:p>100K </text:p>
              </table:table-cell>
              <table:table-cell office:value-type="string">
                <text:p>1 M</text:p>
              </table:table-cell>
              <table:table-cell office:value-type="string">
                <text:p>10 M</text:p>
              </table:table-cell>
            </table:table-row>
          </table:table-header-rows>
          <table:table-rows>
            <table:table-row>
              <table:table-cell office:value-type="string">
                <text:p>durée de la requête sur le champ ID</text:p>
                <draw:g>
                  <svg:desc>Feuille1.B67:Feuille1.B67</svg:desc>
                </draw:g>
              </table:table-cell>
              <table:table-cell office:value-type="float" office:value="0.006943">
                <text:p>0.006943</text:p>
                <draw:g>
                  <svg:desc>Feuille1.C67:Feuille1.F67</svg:desc>
                </draw:g>
              </table:table-cell>
              <table:table-cell office:value-type="float" office:value="0.008471">
                <text:p>0.008471</text:p>
              </table:table-cell>
              <table:table-cell office:value-type="float" office:value="0.008804">
                <text:p>0.008804</text:p>
              </table:table-cell>
              <table:table-cell office:value-type="float" office:value="0.023269">
                <text:p>0.023269</text:p>
              </table:table-cell>
            </table:table-row>
            <table:table-row>
              <table:table-cell office:value-type="string">
                <text:p>durée de la requête sur le champ HOMO</text:p>
                <draw:g>
                  <svg:desc>Feuille1.B68:Feuille1.B68</svg:desc>
                </draw:g>
              </table:table-cell>
              <table:table-cell office:value-type="float" office:value="0.011359">
                <text:p>0.011359</text:p>
                <draw:g>
                  <svg:desc>Feuille1.C68:Feuille1.F68</svg:desc>
                </draw:g>
              </table:table-cell>
              <table:table-cell office:value-type="float" office:value="0.034581">
                <text:p>0.034581</text:p>
              </table:table-cell>
              <table:table-cell office:value-type="float" office:value="0.255728">
                <text:p>0.255728</text:p>
              </table:table-cell>
              <table:table-cell office:value-type="float" office:value="2.372995">
                <text:p>2.372995</text:p>
              </table:table-cell>
            </table:table-row>
            <table:table-row>
              <table:table-cell office:value-type="string">
                <text:p>durée de la requête sur le champ InChi</text:p>
                <draw:g>
                  <svg:desc>Feuille1.B69:Feuille1.B69</svg:desc>
                </draw:g>
              </table:table-cell>
              <table:table-cell office:value-type="float" office:value="0.009934">
                <text:p>0.009934</text:p>
                <draw:g>
                  <svg:desc>Feuille1.C69:Feuille1.F69</svg:desc>
                </draw:g>
              </table:table-cell>
              <table:table-cell office:value-type="float" office:value="0.027374">
                <text:p>0.027374</text:p>
              </table:table-cell>
              <table:table-cell office:value-type="float" office:value="0.18468">
                <text:p>0.18468</text:p>
              </table:table-cell>
              <table:table-cell office:value-type="float" office:value="7.57908">
                <text:p>7.579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12cm" xlink:href=".." xlink:type="simple" chart:class="chart:line" chart:style-name="ch1">
        <chart:title svg:x="3.765cm" svg:y="0.291cm" chart:style-name="ch2">
          <text:p>Evolution de la taille de la base de donnée</text:p>
        </chart:title>
        <chart:legend chart:legend-position="end" svg:x="10.717cm" svg:y="3.958cm" style:legend-expansion="high" chart:style-name="ch3"/>
        <chart:plot-area chart:style-name="ch4" table:cell-range-address="Feuille1.B91:Feuille1.F93" chart:data-source-has-labels="both" svg:x="1.331cm" svg:y="1.275cm" svg:width="9.066cm" svg:height="6.576cm">
          <chartooo:coordinate-region svg:x="2.323cm" svg:y="1.475cm" svg:width="7.689cm" svg:height="5.729cm"/>
          <chart:axis chart:dimension="x" chart:name="primary-x" chart:style-name="ch5" chartooo:axis-type="auto">
            <chartooo:date-scale/>
            <chart:title svg:x="3.73cm" svg:y="8.031cm" chart:style-name="ch6">
              <text:p>nombre de ligne de données</text:p>
            </chart:title>
            <chart:categories table:cell-range-address="Feuille1.C91:Feuille1.F91"/>
          </chart:axis>
          <chart:axis chart:dimension="y" chart:name="primary-y" chart:style-name="ch5">
            <chart:title svg:x="0.451cm" svg:y="5.242cm" chart:style-name="ch7">
              <text:p>taille MB</text:p>
            </chart:title>
            <chart:grid chart:style-name="ch8" chart:class="major"/>
          </chart:axis>
          <chart:series chart:style-name="ch9" chart:values-cell-range-address="Feuille1.C92:Feuille1.F92" chart:label-cell-address="Feuille1.B92:Feuille1.B92" chart:class="chart:line">
            <chart:data-point chart:repeated="4"/>
          </chart:series>
          <chart:series chart:style-name="ch10" chart:values-cell-range-address="Feuille1.C93:Feuille1.F93" chart:label-cell-address="Feuille1.B93:Feuille1.B93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K</text:p>
                <draw:g>
                  <svg:desc>Feuille1.C91:Feuille1.F91</svg:desc>
                </draw:g>
              </table:table-cell>
              <table:table-cell office:value-type="string">
                <text:p>100K </text:p>
              </table:table-cell>
              <table:table-cell office:value-type="string">
                <text:p>1M</text:p>
              </table:table-cell>
              <table:table-cell office:value-type="string">
                <text:p>10 M</text:p>
              </table:table-cell>
            </table:table-row>
          </table:table-header-rows>
          <table:table-rows>
            <table:table-row>
              <table:table-cell office:value-type="string">
                <text:p>taille avec 2 clé étrangère</text:p>
                <draw:g>
                  <svg:desc>Feuille1.B92:Feuille1.B92</svg:desc>
                </draw:g>
              </table:table-cell>
              <table:table-cell office:value-type="float" office:value="12">
                <text:p>12</text:p>
                <draw:g>
                  <svg:desc>Feuille1.C92:Feuille1.F92</svg:desc>
                </draw:g>
              </table:table-cell>
              <table:table-cell office:value-type="float" office:value="42">
                <text:p>42</text:p>
              </table:table-cell>
              <table:table-cell office:value-type="float" office:value="333">
                <text:p>333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string">
                <text:p>taille avec 5 clé étrangère</text:p>
                <draw:g>
                  <svg:desc>Feuille1.B93:Feuille1.B93</svg:desc>
                </draw:g>
              </table:table-cell>
              <table:table-cell office:value-type="float" office:value="13">
                <text:p>13</text:p>
                <draw:g>
                  <svg:desc>Feuille1.C93:Feuille1.F93</svg:desc>
                </draw:g>
              </table:table-cell>
              <table:table-cell office:value-type="float" office:value="51">
                <text:p>51</text:p>
              </table:table-cell>
              <table:table-cell office:value-type="float" office:value="406">
                <text:p>406</text:p>
              </table:table-cell>
              <table:table-cell office:value-type="float" office:value="4282">
                <text:p>42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